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Mono" officeooo:rsid="00091539" officeooo:paragraph-rsid="00091539"/>
    </style:style>
    <style:style style:name="P2" style:family="paragraph" style:parent-style-name="Standard">
      <style:text-properties style:font-name="Liberation Mono" fo:font-size="20pt" officeooo:rsid="000b24f3" officeooo:paragraph-rsid="000b24f3" style:font-size-asian="20pt" style:font-size-complex="20pt"/>
    </style:style>
    <style:style style:name="P3" style:family="paragraph" style:parent-style-name="Standard">
      <style:text-properties style:font-name="Liberation Mono" officeooo:rsid="000d89e7" officeooo:paragraph-rsid="000d89e7"/>
    </style:style>
    <style:style style:name="P4" style:family="paragraph" style:parent-style-name="Standard">
      <style:text-properties style:font-name="Liberation Mono" officeooo:rsid="000fbd20" officeooo:paragraph-rsid="000fbd20"/>
    </style:style>
    <style:style style:name="P5" style:family="paragraph" style:parent-style-name="Standard" style:list-style-name="L1">
      <style:text-properties style:font-name="Liberation Mono" officeooo:rsid="00091539" officeooo:paragraph-rsid="00091539"/>
    </style:style>
    <style:style style:name="P6" style:family="paragraph" style:parent-style-name="Standard" style:list-style-name="L1">
      <style:text-properties style:font-name="Liberation Mono" officeooo:rsid="000d89e7" officeooo:paragraph-rsid="000d89e7"/>
    </style:style>
    <style:style style:name="P7" style:family="paragraph" style:parent-style-name="Standard" style:list-style-name="L4">
      <style:text-properties style:font-name="Liberation Mono" officeooo:rsid="000d89e7" officeooo:paragraph-rsid="000d89e7"/>
    </style:style>
    <style:style style:name="P8" style:family="paragraph" style:parent-style-name="Standard" style:list-style-name="L2">
      <style:text-properties style:font-name="Liberation Mono" officeooo:rsid="00110dd0" officeooo:paragraph-rsid="00110dd0"/>
    </style:style>
    <style:style style:name="P9" style:family="paragraph" style:parent-style-name="Standard" style:list-style-name="L2">
      <style:text-properties style:font-name="Liberation Mono" officeooo:rsid="001189a9" officeooo:paragraph-rsid="001189a9"/>
    </style:style>
    <style:style style:name="P10" style:family="paragraph" style:parent-style-name="Standard" style:list-style-name="L2">
      <style:text-properties style:font-name="Liberation Mono" officeooo:rsid="0011c15a" officeooo:paragraph-rsid="0011c15a"/>
    </style:style>
    <style:style style:name="P11" style:family="paragraph" style:parent-style-name="Standard" style:list-style-name="L3">
      <style:text-properties style:font-name="Liberation Mono" officeooo:rsid="0012f5e0" officeooo:paragraph-rsid="0012f5e0"/>
    </style:style>
    <style:style style:name="P12" style:family="paragraph" style:parent-style-name="Standard" style:list-style-name="L3">
      <style:text-properties style:font-name="Liberation Mono" officeooo:rsid="0013867d" officeooo:paragraph-rsid="0013867d"/>
    </style:style>
    <style:style style:name="P13" style:family="paragraph" style:parent-style-name="Standard" style:list-style-name="L3">
      <style:text-properties style:font-name="Liberation Mono" officeooo:rsid="0017473a" officeooo:paragraph-rsid="0017473a"/>
    </style:style>
    <style:style style:name="P14" style:family="paragraph" style:parent-style-name="Standard" style:list-style-name="L3">
      <style:text-properties style:font-name="Liberation Mono" officeooo:rsid="001ace79" officeooo:paragraph-rsid="001ace79"/>
    </style:style>
    <style:style style:name="P15" style:family="paragraph" style:parent-style-name="Standard">
      <style:text-properties style:font-name="Liberation Mono" officeooo:rsid="00124517" officeooo:paragraph-rsid="00124517"/>
    </style:style>
    <style:style style:name="P16" style:family="paragraph" style:parent-style-name="Standard" style:list-style-name="L5">
      <style:text-properties style:font-name="Liberation Mono" officeooo:rsid="001b5ac4" officeooo:paragraph-rsid="001b5ac4"/>
    </style:style>
    <style:style style:name="P17" style:family="paragraph" style:parent-style-name="Standard" style:list-style-name="L5">
      <style:text-properties style:font-name="Liberation Mono" officeooo:rsid="001d4ea3" officeooo:paragraph-rsid="001d4ea3"/>
    </style:style>
    <style:style style:name="P18" style:family="paragraph" style:parent-style-name="Standard" style:list-style-name="L5">
      <style:text-properties style:font-name="Liberation Mono" officeooo:rsid="001eeb43" officeooo:paragraph-rsid="001eeb43"/>
    </style:style>
    <style:style style:name="T1" style:family="text">
      <style:text-properties officeooo:rsid="000a0c2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adline for the Front End: May 12th</text:p>
      <text:p text:style-name="P1">Appearance:</text:p>
      <text:list xml:id="list2448811873" text:style-name="L1">
        <text:list-item>
          <text:p text:style-name="P5">″Modern early internet″</text:p>
          <text:list>
            <text:list-item>
              <text:p text:style-name="P5">Looks like something along the lines of that old Space Jam site, or similar, but has all the modern accoutrim<text:span text:style-name="T1">e</text:span>nts</text:p>
            </text:list-item>
          </text:list>
        </text:list-item>
        <text:list-item>
          <text:p text:style-name="P6">Should be material-ish</text:p>
        </text:list-item>
      </text:list>
      <text:p text:style-name="P4">Layout:</text:p>
      <text:list xml:id="list135709100" text:style-name="L2">
        <text:list-item>
          <text:p text:style-name="P8">Home Page, blank and lists all the sub pages</text:p>
        </text:list-item>
        <text:list-item>
          <text:p text:style-name="P9">Clicking on any will take you to the page, and all of the sub pages will be in a side bar</text:p>
        </text:list-item>
        <text:list-item>
          <text:p text:style-name="P10">Any article or whatnot will open as a window</text:p>
        </text:list-item>
      </text:list>
      <text:p text:style-name="P15">Object Responsibilities:</text:p>
      <text:list xml:id="list4035929926" text:style-name="L5">
        <text:list-item>
          <text:p text:style-name="P16">App:</text:p>
          <text:list>
            <text:list-item>
              <text:p text:style-name="P17">Detect what platform the webpage is being rendered on</text:p>
            </text:list-item>
            <text:list-item>
              <text:p text:style-name="P18">Display the correct format for the platform</text:p>
            </text:list-item>
            <text:list-item>
              <text:p text:style-name="P18"/>
            </text:list-item>
          </text:list>
        </text:list-item>
      </text:list>
      <text:list xml:id="list676205579" text:style-name="L3">
        <text:list-item>
          <text:p text:style-name="P11">Page:</text:p>
          <text:list>
            <text:list-item>
              <text:p text:style-name="P12">Make request to back end for text</text:p>
            </text:list-item>
            <text:list-item>
              <text:p text:style-name="P13">Handle any embeds</text:p>
            </text:list-item>
            <text:list-item>
              <text:p text:style-name="P13">Display information grabbed from the back end</text:p>
            </text:list-item>
          </text:list>
        </text:list-item>
        <text:list-item>
          <text:p text:style-name="P14">Sidebar:</text:p>
          <text:list>
            <text:list-item>
              <text:p text:style-name="P14">Display list of all pages to see</text:p>
            </text:list-item>
            <text:list-item>
              <text:p text:style-name="P14">Communicate to the app which page to display</text:p>
            </text:list-item>
          </text:list>
        </text:list-item>
        <text:list-item>
          <text:p text:style-name="P14">PageList</text:p>
          <text:list>
            <text:list-item>
              <text:p text:style-name="P14"/>
            </text:list-item>
          </text:list>
        </text:list-item>
      </text:list>
      <text:p text:style-name="P3">Resources:</text:p>
      <text:list xml:id="list3044252633" text:style-name="L4">
        <text:list-item>
          <text:p text:style-name="P7"><text:a xlink:type="simple" xlink:href="https://medium.com/@hrynkevych/modern-front-end-tech-stack-for-react-development-744f548a8bc3" text:style-name="Internet_20_link" text:visited-style-name="Visited_20_Internet_20_Link">https://medium.com/@hrynkevych/modern-front-end-tech-stack-for-react-development-744f548a8bc3</text:a></text:p>
        </text:list-item>
        <text:list-item>
          <text:p text:style-name="P7"><text:a xlink:type="simple" xlink:href="https://docs.astro.build/en/guides/astro-db/" text:style-name="Internet_20_link" text:visited-style-name="Visited_20_Internet_20_Link">https://docs.astro.build/en/guides/astro-db/</text:a>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1:46:56.867244025</meta:creation-date>
    <meta:generator>LibreOffice/7.3.7.2$Linux_X86_64 LibreOffice_project/30$Build-2</meta:generator>
    <dc:date>2025-05-04T12:30:42.331043590</dc:date>
    <meta:editing-duration>PT52M21S</meta:editing-duration>
    <meta:editing-cycles>19</meta:editing-cycles>
    <meta:document-statistic meta:table-count="0" meta:image-count="0" meta:object-count="0" meta:page-count="1" meta:paragraph-count="27" meta:word-count="153" meta:character-count="874" meta:non-whitespace-character-count="767"/>
  </office:meta>
</office:document-meta>
</file>